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000000" draw:marker-start-width="0.8cm" draw:marker-end-width="0.8cm" draw:fill="none" draw:textarea-horizontal-align="justify" draw:textarea-vertical-align="middle" draw:auto-grow-height="false" fo:min-height="8.106cm" fo:min-width="11.604cm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4pt" style:font-size-asian="18pt" style:font-size-complex="18pt"/>
    </style:style>
    <style:style style:name="P3" style:family="paragraph">
      <loext:graphic-properties draw:fill="none" draw:fill-color="#ffffff"/>
      <style:text-properties fo:font-size="24pt" style:font-size-asian="18pt" style:font-size-complex="18pt"/>
    </style:style>
    <style:style style:name="T1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4cm" svg:height="12.1cm" svg:x="10.6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7.4cm" svg:height="12.1cm" svg:x="1.3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8.169cm" svg:height="1.195cm" svg:x="4.831cm" svg:y="3.205cm">
          <draw:text-box>
            <text:p text:style-name="P2"><text:span text:style-name="T1">Not </text:span><text:span text:style-name="T1">human </text:span><text:span text:style-name="T1">readabl</text:span><text:span text:style-name="T1">e</text:span></text:p>
          </draw:text-box>
        </draw:frame>
        <draw:frame draw:style-name="gr2" draw:text-style-name="P3" draw:layer="layout" svg:width="9.113cm" svg:height="1.195cm" svg:x="16.1cm" svg:y="3cm">
          <draw:text-box>
            <text:p text:style-name="P2"><text:span text:style-name="T1">Not computer readable</text:span></text:p>
          </draw:text-box>
        </draw:frame>
        <draw:frame draw:style-name="gr2" draw:text-style-name="P3" draw:layer="layout" svg:width="7.114cm" svg:height="1.195cm" svg:x="3.1cm" svg:y="7.9cm">
          <draw:text-box>
            <text:p text:style-name="P2"><text:span text:style-name="T1">Difficult to explain</text:span></text:p>
          </draw:text-box>
        </draw:frame>
        <draw:frame draw:style-name="gr2" draw:text-style-name="P3" draw:layer="layout" svg:width="6.662cm" svg:height="1.195cm" svg:x="2.838cm" svg:y="9.8cm">
          <draw:text-box>
            <text:p text:style-name="P2"><text:span text:style-name="T1">Low reuse value</text:span></text:p>
          </draw:text-box>
        </draw:frame>
        <draw:frame draw:style-name="gr2" draw:text-style-name="P3" draw:layer="layout" svg:width="8.596cm" svg:height="1.195cm" svg:x="3.2cm" svg:y="12.5cm">
          <draw:text-box>
            <text:p text:style-name="P2"><text:span text:style-name="T1">Fear actually here → </text:span></text:p>
          </draw:text-box>
        </draw:frame>
        <draw:frame draw:style-name="gr2" draw:text-style-name="P3" draw:layer="layout" svg:width="7.69cm" svg:height="2.139cm" svg:x="10.9cm" svg:y="9.461cm">
          <draw:text-box>
            <text:p text:style-name="P2"><text:span text:style-name="T1">Unidentifiable bugs</text:span></text:p>
            <text:p text:style-name="P2"><text:span text:style-name="T1"><text:s/></text:span><text:span text:style-name="T1">(Need to rewrite)</text:span></text:p>
          </draw:text-box>
        </draw:frame>
        <draw:frame draw:style-name="gr2" draw:text-style-name="P3" draw:layer="layout" svg:width="2.428cm" svg:height="1.195cm" svg:x="21.472cm" svg:y="9.505cm">
          <draw:text-box>
            <text:p text:style-name="P2"><text:span text:style-name="T1">Bug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ad Duthie</meta:initial-creator>
    <meta:creation-date>2020-10-14T09:27:00.227046415</meta:creation-date>
    <dc:date>2020-10-14T09:33:10.927204568</dc:date>
    <dc:creator>Brad Duthie</dc:creator>
    <meta:editing-duration>PT6M10S</meta:editing-duration>
    <meta:editing-cycles>1</meta:editing-cycles>
    <meta:document-statistic meta:object-count="9"/>
    <meta:generator>LibreOffice/6.0.7.3$Linux_X86_64 LibreOffice_project/00m0$Build-3</meta:generator>
  </office:meta>
</office:document-meta>
</file>